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3.378cm"/>
    </style:style>
    <style:style style:name="pr10" style:family="presentation" style:parent-style-name="Default-outline1">
      <style:graphic-properties fo:min-height="12.87cm"/>
    </style:style>
    <style:style style:name="pr11" style:family="presentation" style:parent-style-name="Default-outline1">
      <style:graphic-properties fo:min-height="11.93cm"/>
    </style:style>
    <style:style style:name="co1" style:family="table-column">
      <style:table-column-properties style:column-width="11.53cm" style:use-optimal-column-width="false"/>
    </style:style>
    <style:style style:name="co2" style:family="table-column">
      <style:table-column-properties style:column-width="13.101cm" style:use-optimal-column-width="false"/>
    </style:style>
    <style:style style:name="ro1" style:family="table-row">
      <style:table-row-properties style:row-height="1.128cm"/>
    </style:style>
    <style:style style:name="ro2" style:family="table-row">
      <style:table-row-properties style:row-height="1.129cm"/>
    </style:style>
    <style:style style:name="ce1" style:family="table-cell">
      <style:graphic-properties draw:fill-color="#ffff99" style:repeat="repeat" fo:padding-top="0.1cm" fo:padding-bottom="0.1cm" fo:padding-left="0.1cm" fo:padding-right="0.1cm"/>
      <style:paragraph-properties fo:border="0.03pt solid #000000"/>
      <style:text-properties fo:font-family="'Liberation Sans'" style:font-family-generic="swiss" style:font-pitch="variable" fo:font-size="22pt" style:font-size-asian="22pt" style:font-size-complex="22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22pt" style:font-size-asian="22pt" style:font-size-complex="22pt"/>
    </style:style>
    <style:style style:name="P7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swiss" style:font-pitch="variable" fo:font-style="italic" style:font-family-asian="'Liberation Sans'" style:font-style-name-asian="Regular" style:font-family-generic-asian="swiss" style:font-style-asian="italic" style:font-family-complex="'Liberation Sans'" style:font-style-name-complex="Regular" style:font-family-generic-complex="swiss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14" style:family="text">
      <style:text-properties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15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16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Liberation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05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21.817cm" svg:height="3.326cm" svg:x="3.583cm" svg:y="16.002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Arc, ACL2, or Clojur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s use traditional s-expression notation from 1950s</text:span></text:p>
                <text:list>
                  <text:list-item>
                    <text:p><text:span text:style-name="T5">Simple, clear, </text:span><text:span text:style-name="T6">awkward</text:span></text:p>
                    <text:list>
                      <text:list-item>
                        <text:p><text:span text:style-name="T5">No infix; nonstandard call format; too many parentheses</text:span></text:p>
                      </text:list-item>
                    </text:list>
                  </text:list-item>
                  <text:list-item>
                    <text:p><text:span text:style-name="T5">The 21</text:span><text:span text:style-name="T7">st</text:span><text:span text:style-name="T5"> century can have better notation than (* (- 4 1) (+ 2 3))</text:span></text:p>
                  </text:list-item>
                  <text:list-item>
                    <text:p><text:span text:style-name="T5">“</text:span><text:span text:style-name="T5">I've used Lisp my whole programming life and I still don't find prefix math expressions natural.” - Paul Graham</text:span></text:p>
                  </text:list-item>
                  <text:list-item>
                    <text:p><text:span text:style-name="T5">“</text:span><text:span text:style-name="T5">Lisp has all the visual appeal of oatmeal with fingernail clippings mixed in.” - Larry Wall</text:span></text:p>
                  </text:list-item>
                  <text:list-item>
                    <text:p><text:span text:style-name="T5">“</text:span><text:span text:style-name="T5">After 13 years of doing Lisp and 3 or 4 years of Python, I agree: I prefer writing Lisp, but Python is easier to read.” - John Wiseman</text:span></text:p>
                  </text:list-item>
                  <text:list-item>
                    <text:p><text:span text:style-name="T5">“</text:span><text:span text:style-name="T5">LISP: ... <text:s/>‘Lots of Irritating Superfluous Parentheses’” - Jargon File</text:span></text:p>
                  </text:list-item>
                </text:list>
              </text:list-item>
              <text:list-item>
                <text:p><text:span text:style-name="T4">Many past efforts (incl. M-expressions), but most failed to be:</text:span></text:p>
                <text:list>
                  <text:list-item>
                    <text:p><text:span text:style-name="T5">General (useful regardless of underlying semantic)</text:span></text:p>
                  </text:list-item>
                  <text:list-item>
                    <text:p><text:span text:style-name="T5">Homoiconic (underlying data structure is clear from the synt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8">'</text:span><text:span text:style-name="T9">x means (quote x)</text:span></text:p>
                  </text:list-item>
                  <text:list-item>
                    <text:p><text:span text:style-name="T9">(a b c) means (a . (b . (c . ())))</text:span></text:p>
                  </text:list-item>
                </text:list>
              </text:list-item>
              <text:list-item>
                <text:p><text:span text:style-name="T9">Takes time to learn &amp; implement abbreviations</text:span></text:p>
                <text:list>
                  <text:list-item>
                    <text:p><text:span text:style-name="T9">But if a construct is common, can be well worth learning</text:span></text:p>
                  </text:list-item>
                </text:list>
              </text:list-item>
              <text:list-item>
                <text:p><text:span text:style-name="T9">Creating abbreviations to make code readable </text:span><text:span text:style-name="T10">important</text:span></text:p>
                <text:list>
                  <text:list-item>
                    <text:p><text:span text:style-name="T9">“</text:span><text:span text:style-name="T9">When you program, you spend more time reading code than writing it... a language that makes source code ugly is maddening to an exacting programmer, as clay full of lumps would be to a sculptor.” - Paul Graham</text:span></text:p>
                  </text:list-item>
                </text:list>
              </text:list-item>
              <text:list-item>
                <text:p><text:span text:style-name="T9">Can we create new abbreviations?</text:span></text:p>
                <text:list>
                  <text:list-item>
                    <text:p><text:span text:style-name="T9">For arbitrary Lisps, so can learn rules just onc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1">abbreviations</text:span></text:p>
                <text:list>
                  <text:list-item>
                    <text:p>Normally-formatted s-expressions <text:span text:style-name="T11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 (fewer parentheses needed)</text:p>
                  </text:list-item>
                </text:list>
              </text:list-item>
              <text:list-item>
                <text:p><text:span text:style-name="T12">You can </text:span><text:span text:style-name="T11">update your reader</text:span><text:span text:style-name="T12"> to support these</text:span></text:p>
              </text:list-item>
              <text:list-item>
                <text:p><text:span text:style-name="T11">General</text:span> and <text:span text:style-name="T11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represents <text:span text:style-name="T11">one</text:span><text:span text:style-name="T12"> operation; it has</text:span>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 so {2 + 3} maps to (+ 2 3)</text:p>
                  </text:list-item>
                </text:list>
              </text:list-item>
              <text:list-item>
                <text:p>Otherwise maps to "(nfx parameters)".</text:p>
              </text:list-item>
              <text:list-item>
                <text:p>No built-in precedence, use another {…} for embedded list</text:p>
              </text:list-item>
              <text:list-item>
                <text:p>Examples:</text:p>
              </text:list-item>
            </text:list>
          </draw:text-box>
        </draw:frame>
        <draw:frame draw:style-name="standard" draw:layer="layout" svg:width="24.63cm" svg:height="2.256cm" svg:x="1.399cm" svg:y="16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3"><text:s/></text:span><text:span text:style-name="T13">{n &lt;= 2} <text:s text:c="4"/>maps to <text:s/>(&lt;= n 2)</text:span></text:p>
              </table:table-cell>
              <table:table-cell>
                <text:p><text:span text:style-name="T13"><text:s/></text:span><text:span text:style-name="T13">{2 + {3 * 4}} <text:s/>maps to <text:s/>(+ 2 (* 3 4))</text:span></text:p>
              </table:table-cell>
            </table:table-row>
            <table:table-row table:style-name="ro2" table:default-cell-style-name="ce1">
              <table:table-cell>
                <text:p><text:span text:style-name="T13"><text:s/></text:span><text:span text:style-name="T13">{2 * 3 * 4} <text:s/>maps to <text:s/>(* 2 3 4)</text:span></text:p>
              </table:table-cell>
              <table:table-cell>
                <text:p><text:span text:style-name="T13"><text:s/></text:span><text:span text:style-name="T13">{2 + 3 * 4} <text:s text:c="3"/>maps to <text:s/>(nfx 2 + 3 * 4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maps to (e ...)</text:p>
                  </text:list-item>
                  <text:list-item>
                    <text:p>e{...} maps to (e {...})</text:p>
                  </text:list-item>
                  <text:list-item>
                    <text:p>e[...] maps to (bracketaccess e …)</text:p>
                  </text:list-item>
                  <text:list-item>
                    <text:p>unprefixed "( . e)" maps to e</text:p>
                  </text:list-item>
                </text:list>
              </text:list-item>
              <text:list-item>
                <text:p>Normally-formatted s-expressions untouched</text:p>
                <text:list>
                  <text:list-item>
                    <text:p>Pretty-printers easily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maps to (f 1 2)</text:p>
                  </text:list-item>
                  <text:list-item>
                    <text:p>f{n - 1} maps to (f {n - 1}) which maps to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rect draw:style-name="gr3" draw:text-style-name="P3" draw:layer="layout" svg:width="11.43cm" svg:height="6.088cm" svg:x="6.858cm" svg:y="12.2cm">
          <text:p/>
        </draw:rect>
        <draw:rect draw:style-name="gr3" draw:text-style-name="P3" draw:layer="layout" svg:width="11.43cm" svg:height="5.839cm" svg:x="6.858cm" svg:y="4.826cm">
          <text:p/>
        </draw:rect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0" draw:layer="layout" svg:width="14.219cm" svg:height="13.124cm" svg:x="6.094cm" svg:y="4.915cm" presentation:class="outline" presentation:user-transformed="true">
          <draw:text-box>
            <text:list text:style-name="L2">
              <text:list-header>
                <text:p>define factorial(n)</text:p>
                <text:p><text:s text:c="4"/>if {n &lt;= 1}</text:p>
                <text:p><text:s text:c="8"/>1</text:p>
                <text:p><text:s text:c="8"/>{n * factorial{n – 1}}</text:p>
                <text:p><text:span text:style-name="T14"/></text:p>
                <text:p>(define (factorial n)</text:p>
                <text:p><text:s text:c="2"/>(if (&lt;= n 1)</text:p>
                <text:p><text:s text:c="4"/>1</text:p>
                <text:p><text:s text:c="4"/>(* n (factorial (- n 1)))))</text:p>
              </text:list-header>
            </text:list>
          </draw:text-box>
        </draw:frame>
        <draw:custom-shape draw:style-name="gr4" draw:text-style-name="P3" draw:layer="layout" svg:width="2.29cm" svg:height="1.781cm" svg:x="10.156cm" svg:y="10.6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17.355cm" svg:height="1.038cm" svg:x="4.898cm" svg:y="18.796cm">
          <draw:text-box>
            <text:p><text:span text:style-name="T15">A sweet-expression reader would accept </text:span><text:span text:style-name="T16">either</text:span><text:span text:style-name="T17"> format</text:span></text:p>
          </draw:text-box>
        </draw:frame>
        <draw:g xml:id="id1" draw:id="id1">
          <draw:frame draw:style-name="gr2" draw:layer="layout" svg:width="9.388cm" svg:height="0.963cm" svg:x="15.748cm" svg:y="4.117cm">
            <draw:text-box>
              <text:p>Traditional function call notation</text:p>
            </draw:text-box>
          </draw:frame>
          <draw:line draw:style-name="gr6" draw:text-style-name="P3" draw:layer="layout" svg:x1="16.002cm" svg:y1="4.572cm" svg:x2="14.478cm" svg:y2="5.08cm">
            <text:p/>
          </draw:line>
          <draw:frame draw:style-name="gr2" draw:layer="layout" svg:width="3.986cm" svg:height="2.387cm" svg:x="1.348cm" svg:y="7.874cm">
            <draw:text-box>
              <text:p>Indentation</text:p>
              <text:p>deduces</text:p>
              <text:p>parentheses</text:p>
            </draw:text-box>
          </draw:frame>
          <draw:line draw:style-name="gr6" draw:text-style-name="P3" draw:layer="layout" svg:x1="4.826cm" svg:y1="8.382cm" svg:x2="7.62cm" svg:y2="7.62cm">
            <text:p/>
          </draw:line>
          <draw:frame draw:style-name="gr2" draw:layer="layout" svg:width="3.99cm" svg:height="0.963cm" svg:x="14.488cm" svg:y="6.403cm">
            <draw:text-box>
              <text:p>Finally! Infix!</text:p>
            </draw:text-box>
          </draw:frame>
          <draw:line draw:style-name="gr6" draw:text-style-name="P3" draw:layer="layout" svg:x1="14.488cm" svg:y1="6.858cm" svg:x2="12.446cm" svg:y2="7.112cm">
            <text:p/>
          </draw:line>
          <draw:line draw:style-name="gr6" draw:text-style-name="P3" draw:layer="layout" svg:x1="14.488cm" svg:y1="6.857cm" svg:x2="10.922cm" svg:y2="9.398cm">
            <text:p/>
          </draw:line>
          <draw:line draw:style-name="gr6" draw:text-style-name="P3" draw:layer="layout" svg:x1="14.488cm" svg:y1="6.857cm" svg:x2="15.748cm" svg:y2="9.65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18">define unit-list(x)</text:span></text:p>
            <text:p><text:span text:style-name="T18"><text:s text:c="4"/></text:span><text:span text:style-name="T18">cond</text:span></text:p>
            <text:p><text:span text:style-name="T18"><text:s text:c="8"/></text:span><text:span text:style-name="T18">null?(x) <text:s text:c="3"/>'()</text:span></text:p>
            <text:p><text:span text:style-name="T18"><text:s text:c="8"/></text:span><text:span text:style-name="T18">pair?(x)</text:span></text:p>
            <text:p><text:span text:style-name="T18"><text:s text:c="12"/></text:span><text:span text:style-name="T18">if null?(cdr(x))</text:span></text:p>
            <text:p><text:span text:style-name="T18"><text:s text:c="16"/></text:span><text:span text:style-name="T18">unit car(x)</text:span></text:p>
            <text:p><text:span text:style-name="T18"><text:s text:c="16"/></text:span><text:span text:style-name="T18">append unit(car(x)) LISTSPACE unit-list(cdr(x))</text:span></text:p>
            <text:p><text:span text:style-name="T18"><text:s text:c="8"/></text:span><text:span text:style-name="T18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in the middle of a list restarts list processing (Haskell-like)</text:p>
                <text:list>
                  <text:list-item>
                    <text:p>Right-hand-side (including sub-blocks) is the last parameter of left-hand side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7" draw:text-style-name="P10" draw:layer="layout" svg:width="12.55cm" svg:height="2.139cm" svg:x="8.636cm" svg:y="18.181cm">
          <draw:text-box>
            <text:p><text:span text:style-name="T19">These simplify using indentation</text:span></text:p>
            <text:p><text:span text:style-name="T19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1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5">let*</text:span></text:p>
                <text:list>
                  <text:list-header>
                    <text:p><text:span text:style-name="T5">\\</text:span></text:p>
                    <text:p><text:span text:style-name="T5"><text:s text:c="4"/></text:span><text:span text:style-name="T5">myprefix getdent(x)</text:span></text:p>
                    <text:p><text:span text:style-name="T5"><text:s text:c="4"/></text:span><text:span text:style-name="T5">newdent process(myprefix)</text:span></text:p>
                    <text:p><text:span text:style-name="T5">append newdent</text:span></text:p>
                    <text:list>
                      <text:list-header>
                        <text:p><text:span text:style-name="T5"><text:s/></text:span><text:span text:style-name="T5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2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8">→</text:span> s-expressions</text:p>
                <text:list>
                  <text:list-item>
                    <text:p>Can use in makefiles, like a compiler</text:p>
                  </text:list-item>
                </text:list>
              </text:list-item>
              <text:list-item>
                <text:p>sweeten: S-expressions <text:span text:style-name="T8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e “readable” notations make source code much more readable &amp; easy to understand</text:p>
              </text:list-item>
              <text:list-item>
                <text:p>Three tier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More info &amp; MIT-licensed implementation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License &amp; Credits</text:p>
          </draw:text-box>
        </draw:frame>
        <draw:frame presentation:style-name="pr11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This presentation is released under the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for project help from:</text:p>
                <text:list>
                  <text:list-item>
                    <text:p>Alan Manuel K. Gloria</text:p>
                    <text:list>
                      <text:list-item>
                        <text:p>Specification suggestions &amp; implementation help</text:p>
                      </text:list-item>
                    </text:list>
                  </text:list-item>
                  <text:list-item>
                    <text:p>Egil M<text:span text:style-name="T8">ö</text:span>ller</text:p>
                    <text:list>
                      <text:list-item>
                        <text:p>Author of SRFI-49 indentation approach, an important starting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5T10:14:47.17</dc:date>
    <meta:editing-duration>P1DT56M43S</meta:editing-duration>
    <meta:editing-cycles>75</meta:editing-cycles>
    <meta:generator>LibreOffice/3.5$Windows_x86 LibreOffice_project/7122e39-92ed229-498d286-15e43b4-d70da21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05"/>
    <meta:user-defined meta:name="Author">David A. Wheeler</meta:user-defined>
    <meta:user-defined meta:name="URL">http://readable.sourceforge.net</meta:user-defined>
  </office:meta>
</office:document-meta>
</file>